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E00000171E0C1FFAA7B84D9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Standard">
      <style:text-properties officeooo:rsid="000ee649" officeooo:paragraph-rsid="000ee64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585e203e-7fff-3310-9e31-dd864806e735"/><draw:frame draw:style-name="fr1" draw:name="Image1" text:anchor-type="as-char" svg:width="9.525cm" svg:height="13.044cm" draw:z-index="0"><draw:image xlink:href="Pictures/100000000000010E00000171E0C1FFAA7B84D9A2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4:45:32.906645240</meta:creation-date>
    <dc:date>2022-01-03T14:46:48.178605775</dc:date>
    <meta:editing-duration>PT1M16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0.7.3$Linux_X86_64 LibreOffice_project/00m0$Build-3</meta:generator>
  </office:meta>
</office:document-meta>
</file>